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06mm"/>
    </style:style>
    <style:style style:name="co3" style:family="table-column">
      <style:table-column-properties fo:break-before="auto" style:column-width="5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1sat</text:p>
          </table:table-cell>
          <table:table-cell/>
          <table:table-cell office:value-type="string" calcext:value-type="string">
            <text:p>caldera01sat-global_features.arff</text:p>
          </table:table-cell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2sat</text:p>
          </table:table-cell>
          <table:table-cell/>
          <table:table-cell office:value-type="string" calcext:value-type="string">
            <text:p>caldera02sa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3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4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5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6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7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8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9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0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1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2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3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4sat-global_features.arff</text:p>
          </table:table-cell>
          <table:table-cell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1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1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2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2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3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3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4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4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5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5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6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6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7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7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8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8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9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9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0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0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1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1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2sat-global_features.ar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3s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3sa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2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2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3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3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3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2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3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3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1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2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3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4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5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6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7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8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9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20sat-global_features.arff</text:p>
          </table:table-cell>
          <table:table-cell table:number-columns-repeated="2"/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aldera-split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data-network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flashfill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flashfill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urikabe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20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20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Organic-synthesis-split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ettlers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ake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pider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0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1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1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2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2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3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3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4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4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5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5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6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6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7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7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8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8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9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19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20sat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termes20sat</text:p>
          </table:table-cell>
          <table:table-cell table:number-columns-repeated="2"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atFinal08-09-19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0/00/0000</text:date>, <text:time style:data-style-name="N2" text:time-value="17:41:23.7855475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43:51.019045402</meta:creation-date>
    <dc:date>2019-09-28T18:12:35.564433901</dc:date>
    <meta:editing-duration>PT2H9M33S</meta:editing-duration>
    <meta:editing-cycles>2</meta:editing-cycles>
    <meta:generator>LibreOffice/5.1.6.2$Linux_X86_64 LibreOffice_project/10m0$Build-2</meta:generator>
    <meta:document-statistic meta:table-count="1" meta:cell-count="2103" meta:object-count="0"/>
  </office:meta>
</office:document-meta>
</file>